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70933333333333cm" style:use-optimal-column-width="true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8.001cm" style:use-optimal-column-width="true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rial</text:p>
          </table:table-cell>
          <table:table-cell office:value-type="string" table:number-columns-spanned="2" table:number-rows-spanned="1" table:style-name="ce9">
            <text:p>Nodes</text:p>
          </table:table-cell>
          <table:covered-table-cell/>
          <table:table-cell table:style-name="ce1"/>
          <table:table-cell office:value-type="string" table:style-name="ce1">
            <text:p>Rf scenario 101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URLLC</text:p>
          </table:table-cell>
          <table:table-cell office:value-type="string" table:style-name="ce5">
            <text:p>URLLC_11_1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4">
            <text:p>URLLC_2</text:p>
          </table:table-cell>
          <table:table-cell office:value-type="string" table:style-name="ce5">
            <text:p>EMBB_11_1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string" table:style-name="ce4">
            <text:p>URLLC_3</text:p>
          </table:table-cell>
          <table:table-cell office:value-type="string" table:style-name="ce5">
            <text:p>MMTC_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string" table:style-name="ce4">
            <text:p>eMBB</text:p>
          </table:table-cell>
          <table:table-cell office:value-type="string" table:style-name="ce5">
            <text:p>EMBB_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string" table:style-name="ce4">
            <text:p>EMBB_2</text:p>
          </table:table-cell>
          <table:table-cell office:value-type="string" table:style-name="ce5">
            <text:p>MMTC_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mMTC</text:p>
          </table:table-cell>
          <table:table-cell office:value-type="string" table:style-name="ce8">
            <text:p>MMTC_11_18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Joshua Groen</dc:creator>
    <meta:creation-date>2022-12-07T10:02:27Z</meta:creation-date>
    <dc:date>2022-12-13T01:29:40Z</dc:date>
    <meta:editing-cycles>3</meta:editing-cycles>
    <meta:editing-duration>PT2682S</meta:editing-duration>
  </office:meta>
</office:document-meta>
</file>